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Cantarell" officeooo:rsid="0002be3e" officeooo:paragraph-rsid="0002be3e"/>
    </style:style>
    <style:style style:name="P2" style:family="paragraph" style:parent-style-name="Standard">
      <style:text-properties style:font-name="Cantarell" fo:font-weight="bold" officeooo:rsid="0002be3e" officeooo:paragraph-rsid="0002be3e" style:font-weight-asian="bold" style:font-weight-complex="bold"/>
    </style:style>
    <style:style style:name="P3" style:family="paragraph" style:parent-style-name="Standard">
      <style:text-properties style:font-name="Cantarell" fo:font-weight="bold" officeooo:rsid="000489dd" officeooo:paragraph-rsid="000489dd" style:font-weight-asian="bold" style:font-weight-complex="bold"/>
    </style:style>
    <style:style style:name="P4" style:family="paragraph" style:parent-style-name="Standard">
      <style:text-properties style:font-name="Cantarell" fo:font-weight="bold" officeooo:rsid="0005b1f9" officeooo:paragraph-rsid="0005b1f9" style:font-weight-asian="bold" style:font-weight-complex="bold"/>
    </style:style>
    <style:style style:name="P5" style:family="paragraph" style:parent-style-name="Standard">
      <style:text-properties style:font-name="Cantarell" fo:font-weight="normal" officeooo:rsid="0002be3e" officeooo:paragraph-rsid="0002be3e" style:font-weight-asian="normal" style:font-weight-complex="normal"/>
    </style:style>
    <style:style style:name="P6" style:family="paragraph" style:parent-style-name="Standard">
      <style:text-properties style:font-name="Cantarell" fo:font-weight="normal" officeooo:rsid="000489dd" officeooo:paragraph-rsid="000489dd" style:font-weight-asian="normal" style:font-weight-complex="normal"/>
    </style:style>
    <style:style style:name="P7" style:family="paragraph" style:parent-style-name="Standard">
      <style:text-properties style:font-name="Cantarell" fo:font-weight="normal" officeooo:rsid="0005b1f9" officeooo:paragraph-rsid="0005b1f9" style:font-weight-asian="normal" style:font-weight-complex="normal"/>
    </style:style>
    <style:style style:name="P8" style:family="paragraph" style:parent-style-name="Standard">
      <style:text-properties style:font-name="Cantarell" fo:font-style="italic" fo:font-weight="normal" officeooo:rsid="000489dd" officeooo:paragraph-rsid="000489dd" style:font-style-asian="italic" style:font-weight-asian="normal" style:font-style-complex="italic" style:font-weight-complex="normal"/>
    </style:style>
    <style:style style:name="P9" style:family="paragraph" style:parent-style-name="Standard">
      <style:text-properties style:font-name="Cantarell" fo:font-style="italic" fo:font-weight="normal" officeooo:rsid="0004eb8e" officeooo:paragraph-rsid="0004eb8e"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Cantarell" fo:font-style="italic" fo:font-weight="normal" officeooo:rsid="0005125d" officeooo:paragraph-rsid="0005125d" style:font-style-asian="italic" style:font-weight-asian="normal" style:font-style-complex="italic" style:font-weight-complex="normal"/>
    </style:style>
    <style:style style:name="P11" style:family="paragraph" style:parent-style-name="Standard">
      <style:text-properties style:font-name="Cantarell" fo:font-style="normal" fo:font-weight="normal" officeooo:rsid="000489dd" officeooo:paragraph-rsid="000489dd" style:font-style-asian="normal" style:font-weight-asian="normal" style:font-style-complex="normal" style:font-weight-complex="normal"/>
    </style:style>
    <style:style style:name="P12" style:family="paragraph" style:parent-style-name="Standard">
      <style:text-properties style:font-name="Cantarell" fo:font-style="normal" fo:font-weight="normal" officeooo:rsid="0004eb8e" officeooo:paragraph-rsid="0004eb8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Cantarell" fo:font-style="normal" fo:font-weight="normal" officeooo:rsid="0004eb8e" officeooo:paragraph-rsid="0004eb8e"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Cantarell" fo:font-style="normal" fo:font-weight="normal" officeooo:rsid="0005125d" officeooo:paragraph-rsid="0005125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Cantarell" fo:font-style="normal" fo:font-weight="bold" officeooo:rsid="0005125d" officeooo:paragraph-rsid="0005125d" style:font-style-asian="normal" style:font-weight-asian="bold" style:font-style-complex="normal" style:font-weight-complex="bold"/>
    </style:style>
    <style:style style:name="P16" style:family="paragraph" style:parent-style-name="Standard">
      <style:text-properties officeooo:paragraph-rsid="0005b1f9"/>
    </style:style>
    <style:style style:name="P17" style:family="paragraph" style:parent-style-name="Standard">
      <style:text-properties officeooo:rsid="0005b1f9" officeooo:paragraph-rsid="0005b1f9"/>
    </style:style>
    <style:style style:name="T1" style:family="text">
      <style:text-properties officeooo:rsid="000489dd"/>
    </style:style>
    <style:style style:name="T2" style:family="text">
      <style:text-properties officeooo:rsid="00048fd7"/>
    </style:style>
    <style:style style:name="T3" style:family="text">
      <style:text-properties fo:font-style="italic" style:font-style-asian="italic" style:font-style-complex="italic"/>
    </style:style>
    <style:style style:name="T4" style:family="text">
      <style:text-properties fo:font-style="italic" officeooo:rsid="0005125d" style:font-style-asian="italic" style:font-style-complex="italic"/>
    </style:style>
    <style:style style:name="T5" style:family="text">
      <style:text-properties officeooo:rsid="0005125d"/>
    </style:style>
    <style:style style:name="T6" style:family="text">
      <style:text-properties style:font-name="Cantarell" fo:font-weight="normal" style:font-weight-asian="normal" style:font-weight-complex="normal"/>
    </style:style>
    <style:style style:name="T7" style:family="text">
      <style:text-properties style:font-name="Cantarell" fo:font-weight="normal" officeooo:rsid="0005b1f9" style:font-weight-asian="normal" style:font-weight-complex="normal"/>
    </style:style>
    <style:style style:name="T8" style:family="text">
      <style:text-properties style:font-name="Cantarell" fo:font-weight="normal" officeooo:rsid="0005cd63" style:font-weight-asian="normal" style:font-weight-complex="normal"/>
    </style:style>
    <style:style style:name="T9" style:family="text">
      <style:text-properties style:font-name="Cantarell" fo:font-weight="bold" officeooo:rsid="0005b1f9" style:font-weight-asian="bold" style:font-weight-complex="bold"/>
    </style:style>
    <style:style style:name="T10" style:family="text">
      <style:text-properties officeooo:rsid="0005cd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Fi </text:p>
      <text:p text:style-name="P1"/>
      <text:p text:style-name="P2">Description</text:p>
      <text:p text:style-name="P5">Before I will explain what NiFi actually is, I first want to show the problem that NiFi is solving. T<text:span text:style-name="T10">he</text:span> problem is communication. In informatics and especially in Data Science you have numerous tools for completing different tasks. However, the problem is that these tools need to <text:span text:style-name="T10">interact</text:span> with one another. This can be really hard since different software has <text:span text:style-name="T10">different</text:span> mechanisms to get data or to export data. This is where NiFi shines and makes life easier. I<text:span text:style-name="T1">t</text:span> is a <text:span text:style-name="T1">program with </text:span>graphical interface where you can let different tools speak with one another. It is something like the glue between everything. </text:p>
      <text:p text:style-name="P5"/>
      <text:p text:style-name="P5">NiFi consists of two main parts. First there are processors. For instance if you have tool A and want to put data into it, you are using a NiFi processor. But you are also using <text:span text:style-name="T10">one</text:span> if you want to get <text:span text:style-name="T10">the </text:span>data from tool A <text:span text:style-name="T10">back</text:span> into NifI. In the end there are numerous other ways you can use processors, but that would be too much for now. </text:p>
      <text:p text:style-name="P5">The second part are queues. These are used to put data from one NiFi processor to another. You could for instance get data from tool A with one NiFi processor. Send that date with a queue to another processor which sends the data to tool B. <text:s text:c="4"/></text:p>
      <text:p text:style-name="P1"/>
      <text:p text:style-name="P3">NiFi in the project </text:p>
      <text:p text:style-name="P6">In a nutshell we are using NiFi to get the date from our API, then check the data and send it to Kafka. <text:s/><text:span text:style-name="T10">We are also using it to send all the data to </text:span>Elasticsearch and HDFS. In the following I will explain every processor, that we are using. Of course I can just scratch the surface, so if you want more information, <text:span text:style-name="T10">just</text:span> visit the corresponding documentation. </text:p>
      <text:p text:style-name="P6"/>
      <text:p text:style-name="P8">ListenHttp-Processor</text:p>
      <text:p text:style-name="P11">This processor is used for getting the data from the API. The processor is listening for data on a specific port. Our API is sending the data to the same port. The processor is able to get this dat<text:span text:style-name="T10">a</text:span> and put<text:span text:style-name="T10">s</text:span> it into a queue. </text:p>
      <text:p text:style-name="P11"/>
      <text:p text:style-name="P8">EvaluateJsonPath-Processor </text:p>
      <text:p text:style-name="P11">We get all our data in JSON-Format. <text:span text:style-name="T2">The “EvaluateJsonPath” processor is mapping the variables from JSON to variables understandable for NiFi. The processor also checks if all the variables we want are in the JSON-File. </text:span></text:p>
      <text:p text:style-name="P11"/>
      <text:p text:style-name="P9">RouteOnAttribute-Processor</text:p>
      <text:p text:style-name="P12">Because we want to fastly check on critical data, we want to do that inside NiFi. With the “RoutOnAttribute” processor we are able to check if the data is inside self defined boundaries. If the data is outside that boundaries the data will be sent into a queue for further operations <text:span text:style-name="T10">(e.g. Kafka)</text:span>. </text:p>
      <text:p text:style-name="P12"/>
      <text:p text:style-name="P9">PublishKafka_2_0-<text:span text:style-name="T5">Processor</text:span></text:p>
      <text:p text:style-name="P13">This processor is used to write Data into a <text:span text:style-name="T10">K</text:span>afka <text:span text:style-name="T10">queue</text:span>. What Kafka is exactly is explained in another part of the documentation.</text:p>
      <text:p text:style-name="P13"/>
      <text:p text:style-name="P13"><text:span text:style-name="T3">PutElasticSearchHttp-</text:span><text:span text:style-name="T4">Processor</text:span></text:p>
      <text:p text:style-name="P13"><text:soft-page-break/>Here it is also very simple. The processor simply gets data from a queue and sends that to Elasticsearch. Again Elasticsearch is explained in more detail at another part of the documentation. </text:p>
      <text:p text:style-name="P13"/>
      <text:p text:style-name="P13"><text:s/><text:span text:style-name="T4">MergeContetn-Processor </text:span></text:p>
      <text:p text:style-name="P14">This processor we need for putting data into HDFS. Of course strictly speaking wo do not really need it. However HDFS is build for large data junks it is not very performant to <text:span text:style-name="T10">put </text:span>one JSON-File per one into HDFS. So we need to merge these files to larger files. This is exactly what this processor is doing. It gets the data from one queue, merges the Files and puts them back into another queue. </text:p>
      <text:p text:style-name="P14"/>
      <text:p text:style-name="P10">PutHDFS-Processor</text:p>
      <text:p text:style-name="P14">Lastly we are using the “PutHDFS” processor to put the merged JSON-Files into HDFS which is than saving the data in a persistent way. <text:span text:style-name="T10">Once again HDFS is also explained somewhere else in the documentation. </text:span></text:p>
      <text:p text:style-name="P14"/>
      <text:p text:style-name="P15">Why we are using NiFi</text:p>
      <text:p text:style-name="P14">First of all we are using it because it is a very simple way to let tools speak with one another. This not only makes it easier to build the project but also prevents mistakes. Also, we think that it is far more perfo<text:span text:style-name="T10">r</text:span>mant to do it that way, instead of writing own software. <text:s/></text:p>
      <text:p text:style-name="P6"/>
      <text:p text:style-name="P3"/>
      <text:p text:style-name="P7">Kafka </text:p>
      <text:p text:style-name="P7"/>
      <text:p text:style-name="P4">Description </text:p>
      <text:p text:style-name="P7">Again we will start with explaining the Problem. Kafka, like NiFi, is used to let applications speak with one another. More or less Kafka provides queues (also called topics) where programs can write into and other programs can acquire the data from that queues . </text:p>
      <text:p text:style-name="P7"/>
      <text:p text:style-name="P4">Kafka in the project</text:p>
      <text:p text:style-name="P16"><text:span text:style-name="T7">We are using Kafka </text:span><text:span text:style-name="T8">to </text:span><text:span text:style-name="T7">save critical data. The data gets evaluated inside of NiFi</text:span><text:span text:style-name="T8"> and i</text:span><text:span text:style-name="T7">f the data is outside some boundaries, NiFi will send that data to a processor which send it to a Kafka queue. <text:s/>Than for instance programs responsible for regulating the hardware can get the data for fastly reacting on these critical values. </text:span></text:p>
      <text:p text:style-name="P16"><text:span text:style-name="T7"/></text:p>
      <text:p text:style-name="P16"><text:span text:style-name="T9">Why we are using Kafka</text:span></text:p>
      <text:p text:style-name="P16"><text:span text:style-name="T8">May one</text:span><text:span text:style-name="T7"> think</text:span><text:span text:style-name="T8">s</text:span><text:span text:style-name="T7"> that Kafka and NiFi are the same. However, th</text:span><text:span text:style-name="T8">ey</text:span><text:span text:style-name="T7"> may be similar, </text:span><text:span text:style-name="T8">but</text:span><text:span text:style-name="T7"> they are not. On one hand NiFi has problems when one of its queues is full. If that happens NiFi will crash. In Kafka this will not happen. It stores the data and everyone who needs it can get it from there. </text:span></text:p>
      <text:p text:style-name="P17"><text:span text:style-name="T6">On the other hand in NiFi you need a processor to get the data outside a queue. In Kafka everyone can get the data as long as he can connect to the corresponding Kafka queue. So if we want more software that needs the data, this is simply possible by letting the software connect to Kafk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10:38:44.499065964</meta:creation-date>
    <dc:date>2020-06-19T11:48:37.641699854</dc:date>
    <meta:editing-duration>PT48M9S</meta:editing-duration>
    <meta:editing-cycles>6</meta:editing-cycles>
    <meta:generator>LibreOffice/6.3.6.2$Linux_X86_64 LibreOffice_project/30$Build-2</meta:generator>
    <meta:document-statistic meta:table-count="0" meta:image-count="0" meta:object-count="0" meta:page-count="2" meta:paragraph-count="31" meta:word-count="884" meta:character-count="4958" meta:non-whitespace-character-count="4076"/>
  </office:meta>
</office:document-meta>
</file>